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4.842cm"/>
    </style:style>
    <style:style style:name="co7" style:family="table-column">
      <style:table-column-properties fo:break-before="auto" style:column-width="4.815cm"/>
    </style:style>
    <style:style style:name="co8" style:family="table-column">
      <style:table-column-properties fo:break-before="auto" style:column-width="5.26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m todas as localizações apanha o gateway esculca, mas mais no retail park.</text:p>
          </table:table-cell>
          <table:table-cell table:number-columns-repeated="9"/>
          <table:table-cell table:style-name="ce2" office:value-type="string" calcext:value-type="string">
            <text:p>Zonas</text:p>
          </table:table-cell>
          <table:table-cell table:style-name="ce2" office:value-type="string" calcext:value-type="string">
            <text:p>Coordenadas</text:p>
          </table:table-cell>
          <table:table-cell table:style-name="ce6" office:value-type="string" calcext:value-type="string" table:number-columns-spanned="2" table:number-rows-spanned="1">
            <text:p>Distância</text:p>
          </table:table-cell>
          <table:covered-table-cell/>
          <table:table-cell table:style-name="ce2" office:value-type="string" calcext:value-type="string">
            <text:p>Gateways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number-columns-spanned="2" table:number-rows-spanned="1"/>
          <table:covered-table-cell/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Parque ua</text:p>
          </table:table-cell>
          <table:table-cell office:value-type="string" calcext:value-type="string">
            <text:p>(40.628879, -8.654914)</text:p>
          </table:table-cell>
          <table:table-cell table:style-name="ce13" office:value-type="string" calcext:value-type="string" table:number-columns-spanned="2" table:number-rows-spanned="1">
            <text:p>660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a sftx = 0</text:p>
          </table:table-cell>
          <table:table-cell table:number-columns-repeated="11"/>
          <table:table-cell table:style-name="ce13" office:value-type="string" calcext:value-type="string" table:number-columns-spanned="2" table:number-rows-spanned="1">
            <text:p>7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/>
          <table:table-cell office:value-type="string" calcext:value-type="string">
            <text:p>Casa Avós</text:p>
          </table:table-cell>
          <table:table-cell office:value-type="string" calcext:value-type="string">
            <text:p>(40.635730, -8.649413)</text:p>
          </table:table-cell>
          <table:table-cell table:style-name="ce13" office:value-type="string" calcext:value-type="string" table:number-columns-spanned="2" table:number-rows-spanned="1">
            <text:p>66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89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111" calcext:value-type="float">
            <text:p>-111</text:p>
          </table:table-cell>
          <table:table-cell office:value-type="float" office:value="-109" calcext:value-type="float">
            <text:p>-109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8:.E8]);2)" office:value-type="float" office:value="-111" calcext:value-type="float">
            <text:p>-11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25" calcext:value-type="float">
            <text:p>0,25</text:p>
          </table:table-cell>
          <table:table-cell table:style-name="ce3" table:formula="of:=ROUND(AVERAGE([.G8:.I8]);2)" office:value-type="float" office:value="0.5" calcext:value-type="float">
            <text:p>0,5</text:p>
          </table:table-cell>
          <table:table-cell/>
          <table:table-cell office:value-type="string" calcext:value-type="string">
            <text:p>Casa Ana</text:p>
          </table:table-cell>
          <table:table-cell office:value-type="string" calcext:value-type="string">
            <text:p>(40.645125, -8.646409)</text:p>
          </table:table-cell>
          <table:table-cell table:style-name="ce13" office:value-type="string" calcext:value-type="string" table:number-columns-spanned="2" table:number-rows-spanned="1">
            <text:p>1,5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3"/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6" calcext:value-type="float">
            <text:p>-116</text:p>
          </table:table-cell>
          <table:table-cell table:style-name="ce4" office:value-type="float" office:value="-115" calcext:value-type="float">
            <text:p>-115</text:p>
          </table:table-cell>
          <table:table-cell table:style-name="ce4" office:value-type="float" office:value="-116" calcext:value-type="float">
            <text:p>-116</text:p>
          </table:table-cell>
          <table:table-cell table:style-name="ce5" table:formula="of:=ROUND(AVERAGE([.C10:.E10]);2)" office:value-type="float" office:value="-115.67" calcext:value-type="float">
            <text:p>-115,67</text:p>
          </table:table-cell>
          <table:table-cell table:style-name="ce4" office:value-type="float" office:value="-11.25" calcext:value-type="float">
            <text:p>-11,25</text:p>
          </table:table-cell>
          <table:table-cell table:style-name="ce4" office:value-type="float" office:value="-12.5" calcext:value-type="float">
            <text:p>-12,5</text:p>
          </table:table-cell>
          <table:table-cell table:style-name="ce4" office:value-type="float" office:value="-16.5" calcext:value-type="float">
            <text:p>-16,5</text:p>
          </table:table-cell>
          <table:table-cell table:style-name="ce5" table:formula="of:=ROUND(AVERAGE([.G10:.I10]);2)" office:value-type="float" office:value="-13.42" calcext:value-type="float">
            <text:p>-13,42</text:p>
          </table:table-cell>
          <table:table-cell/>
          <table:table-cell office:value-type="string" calcext:value-type="string">
            <text:p>Parque das Exposições</text:p>
          </table:table-cell>
          <table:table-cell office:value-type="string" calcext:value-type="string">
            <text:p>(40.634254, -8.634108)</text:p>
          </table:table-cell>
          <table:table-cell table:style-name="ce13" office:value-type="string" calcext:value-type="string" table:number-columns-spanned="2" table:number-rows-spanned="1">
            <text:p>2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11:.E11]);2)" office:value-type="float" office:value="-115.67" calcext:value-type="float">
            <text:p>-115,67</text:p>
          </table:table-cell>
          <table:table-cell office:value-type="float" office:value="-18.25" calcext:value-type="float">
            <text:p>-18,25</text:p>
          </table:table-cell>
          <table:table-cell office:value-type="float" office:value="-17.25" calcext:value-type="float">
            <text:p>-17,25</text:p>
          </table:table-cell>
          <table:table-cell office:value-type="float" office:value="-15.5" calcext:value-type="float">
            <text:p>-15,5</text:p>
          </table:table-cell>
          <table:table-cell table:style-name="ce3" table:formula="of:=ROUND(AVERAGE([.G11:.I11]);2)" office:value-type="float" office:value="-17" calcext:value-type="float">
            <text:p>-17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1.9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/>
          <table:table-cell office:value-type="string" calcext:value-type="string">
            <text:p>Casa João</text:p>
          </table:table-cell>
          <table:table-cell office:value-type="string" calcext:value-type="string">
            <text:p>(40.653614,-8.625037)</text:p>
          </table:table-cell>
          <table:table-cell table:style-name="ce13" office:value-type="string" calcext:value-type="string" table:number-columns-spanned="2" table:number-rows-spanned="1">
            <text:p>3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-114" calcext:value-type="float">
            <text:p>-114</text:p>
          </table:table-cell>
          <table:table-cell table:style-name="ce5" table:formula="of:=ROUND(AVERAGE([.C13:.E13]);2)" office:value-type="float" office:value="-114.67" calcext:value-type="float">
            <text:p>-114,67</text:p>
          </table:table-cell>
          <table:table-cell office:value-type="float" office:value="-13.75" calcext:value-type="float">
            <text:p>-13,75</text:p>
          </table:table-cell>
          <table:table-cell office:value-type="float" office:value="-17.5" calcext:value-type="float">
            <text:p>-17,5</text:p>
          </table:table-cell>
          <table:table-cell office:value-type="float" office:value="-13.25" calcext:value-type="float">
            <text:p>-13,25</text:p>
          </table:table-cell>
          <table:table-cell table:style-name="ce5" table:formula="of:=ROUND(AVERAGE([.G13:.I13]);2)" office:value-type="float" office:value="-14.83" calcext:value-type="float">
            <text:p>-14,83</text:p>
          </table:table-cell>
          <table:table-cell table:number-columns-repeated="3"/>
          <table:table-cell table:style-name="ce13" office:value-type="string" calcext:value-type="string" table:number-columns-spanned="2" table:number-rows-spanned="1">
            <text:p>3.7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quário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108" calcext:value-type="float">
            <text:p>-108</text:p>
          </table:table-cell>
          <table:table-cell table:style-name="ce5" table:formula="of:=ROUND(AVERAGE([.C14:.E14]);2)" office:value-type="float" office:value="-104.67" calcext:value-type="float">
            <text:p>-104,67</text:p>
          </table:table-cell>
          <table:table-cell office:value-type="float" office:value="-5.75" calcext:value-type="float">
            <text:p>-5,75</text:p>
          </table:table-cell>
          <table:table-cell office:value-type="float" office:value="4.25" calcext:value-type="float">
            <text:p>4,25</text:p>
          </table:table-cell>
          <table:table-cell office:value-type="float" office:value="3.75" calcext:value-type="float">
            <text:p>3,75</text:p>
          </table:table-cell>
          <table:table-cell table:style-name="ce5" table:formula="of:=ROUND(AVERAGE([.G14:.I14]);2)" office:value-type="float" office:value="0.75" calcext:value-type="float">
            <text:p>0,75</text:p>
          </table:table-cell>
          <table:table-cell/>
          <table:table-cell office:value-type="string" calcext:value-type="string">
            <text:p>Retail Park</text:p>
          </table:table-cell>
          <table:table-cell office:value-type="string" calcext:value-type="string">
            <text:p>(40.643013, -8.604755)</text:p>
          </table:table-cell>
          <table:table-cell table:style-name="ce13" office:value-type="string" calcext:value-type="string" table:number-columns-spanned="2" table:number-rows-spanned="1">
            <text:p>4.4 k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13" office:value-type="string" calcext:value-type="string" table:number-columns-spanned="2" table:number-rows-spanned="1">
            <text:p>4.6 k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 calcext:value-type="string">
            <text:p>Aquario</text:p>
          </table:table-cell>
          <table:table-cell office:value-type="string" calcext:value-type="string">
            <text:p>(40.628879, -8.654914)</text:p>
          </table:table-cell>
          <table:table-cell table:style-name="ce20" office:value-type="string" calcext:value-type="string" table:number-columns-spanned="2" table:number-rows-spanned="1">
            <text:p>260 m</text:p>
          </table:table-cell>
          <table:covered-table-cell/>
          <table:table-cell office:value-type="string" calcext:value-type="string">
            <text:p>ua2-gateway-edificio3</text:p>
          </table:table-cell>
          <table:table-cell table:number-columns-repeated="1008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ce20" office:value-type="string" calcext:value-type="string" table:number-columns-spanned="2" table:number-rows-spanned="1">
            <text:p>580 m</text:p>
          </table:table-cell>
          <table:covered-table-cell/>
          <table:table-cell office:value-type="string" calcext:value-type="string">
            <text:p>ua1-gateway-deposito-agu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3"/>
          <table:table-cell table:number-columns-spanned="2" table:number-rows-spanned="1"/>
          <table:covered-table-cell/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/>
          <table:table-cell office:value-type="string" calcext:value-type="string">
            <text:p>ua2-gateway-edificio3</text:p>
          </table:table-cell>
          <table:table-cell office:value-type="string" calcext:value-type="string">
            <text:p>40.63494946819479, -8.6572802066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style-name="ce3" table:formula="of:=ROUND(AVERAGE([.C20:.E20]);2)" office:value-type="float" office:value="-86" calcext:value-type="float">
            <text:p>-86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  <table:table-cell table:style-name="ce3" table:formula="of:=ROUND(AVERAGE([.G20:.I20]);2)" office:value-type="float" office:value="7.33" calcext:value-type="float">
            <text:p>7,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4" office:value-type="float" office:value="-121" calcext:value-type="float">
            <text:p>-121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21" calcext:value-type="float">
            <text:p>-121</text:p>
          </table:table-cell>
          <table:table-cell table:style-name="ce5" table:formula="of:=ROUND(AVERAGE([.C21:.E21]);2)" office:value-type="float" office:value="-120.67" calcext:value-type="float">
            <text:p>-120,67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3.5" calcext:value-type="float">
            <text:p>-13,5</text:p>
          </table:table-cell>
          <table:table-cell table:style-name="ce5" table:formula="of:=ROUND(AVERAGE([.G21:.I21]);2)" office:value-type="float" office:value="-15.83" calcext:value-type="float">
            <text:p>-15,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22:.E22]);2)" office:value-type="float" office:value="-117.33" calcext:value-type="float">
            <text:p>-117,33</text:p>
          </table:table-cell>
          <table:table-cell table:style-name="ce4" office:value-type="float" office:value="-7.2" calcext:value-type="float">
            <text:p>-7,2</text:p>
          </table:table-cell>
          <table:table-cell office:value-type="float" office:value="-6.5" calcext:value-type="float">
            <text:p>-6,5</text:p>
          </table:table-cell>
          <table:table-cell office:value-type="float" office:value="-8.8" calcext:value-type="float">
            <text:p>-8,8</text:p>
          </table:table-cell>
          <table:table-cell table:style-name="ce3" table:formula="of:=ROUND(AVERAGE([.G22:.I22]);2)" office:value-type="float" office:value="-7.5" calcext:value-type="float">
            <text:p>-7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number-columns-repeated="2" office:value-type="float" office:value="-120" calcext:value-type="float">
            <text:p>-120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23:.E23]);2)" office:value-type="float" office:value="-118.67" calcext:value-type="float">
            <text:p>-118,67</text:p>
          </table:table-cell>
          <table:table-cell office:value-type="float" office:value="-16.5" calcext:value-type="float">
            <text:p>-16,5</text:p>
          </table:table-cell>
          <table:table-cell office:value-type="float" office:value="-17.5" calcext:value-type="float">
            <text:p>-17,5</text:p>
          </table:table-cell>
          <table:table-cell office:value-type="float" office:value="-15.5" calcext:value-type="float">
            <text:p>-15,5</text:p>
          </table:table-cell>
          <table:table-cell table:style-name="ce3" table:formula="of:=ROUND(AVERAGE([.G23:.I23]);2)" office:value-type="float" office:value="-16.5" calcext:value-type="float">
            <text:p>-16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office:value-type="float" office:value="-120" calcext:value-type="float">
            <text:p>-120</text:p>
          </table:table-cell>
          <table:table-cell office:value-type="float" office:value="-119" calcext:value-type="float">
            <text:p>-119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24:.E24]);2)" office:value-type="float" office:value="-119.67" calcext:value-type="float">
            <text:p>-119,67</text:p>
          </table:table-cell>
          <table:table-cell office:value-type="float" office:value="-13" calcext:value-type="float">
            <text:p>-13</text:p>
          </table:table-cell>
          <table:table-cell office:value-type="float" office:value="-12.2" calcext:value-type="float">
            <text:p>-12,2</text:p>
          </table:table-cell>
          <table:table-cell office:value-type="float" office:value="-11" calcext:value-type="float">
            <text:p>-11</text:p>
          </table:table-cell>
          <table:table-cell table:style-name="ce3" table:formula="of:=ROUND(AVERAGE([.G24:.I24]);2)" office:value-type="float" office:value="-12.07" calcext:value-type="float">
            <text:p>-12,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-112" calcext:value-type="float">
            <text:p>-112</text:p>
          </table:table-cell>
          <table:table-cell table:style-name="ce3" table:formula="of:=ROUND(AVERAGE([.C25:.E25]);2)" office:value-type="float" office:value="-111.67" calcext:value-type="float">
            <text:p>-111,67</text:p>
          </table:table-cell>
          <table:table-cell office:value-type="float" office:value="2.5" calcext:value-type="float">
            <text:p>2,5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style-name="ce3" table:formula="of:=ROUND(AVERAGE([.G25:.I25]);2)" office:value-type="float" office:value="1.77" calcext:value-type="float">
            <text:p>1,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7" calcext:value-type="float">
            <text:p>-117</text:p>
          </table:table-cell>
          <table:table-cell office:value-type="float" office:value="-114" calcext:value-type="float">
            <text:p>-114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26:.E26]);2)" office:value-type="float" office:value="-114.67" calcext:value-type="float">
            <text:p>-114,67</text:p>
          </table:table-cell>
          <table:table-cell office:value-type="float" office:value="-2.2" calcext:value-type="float">
            <text:p>-2,2</text:p>
          </table:table-cell>
          <table:table-cell office:value-type="float" office:value="-1" calcext:value-type="float">
            <text:p>-1</text:p>
          </table:table-cell>
          <table:table-cell office:value-type="float" office:value="2.8" calcext:value-type="float">
            <text:p>2,8</text:p>
          </table:table-cell>
          <table:table-cell table:style-name="ce3" table:formula="of:=ROUND(AVERAGE([.G26:.I26]);2)" office:value-type="float" office:value="-0.13" calcext:value-type="float">
            <text:p>-0,13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1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2:.E32]);2)" office:value-type="float" office:value="-115.67" calcext:value-type="float">
            <text:p>-115,67</text:p>
          </table:table-cell>
          <table:table-cell office:value-type="float" office:value="-14.75" calcext:value-type="float">
            <text:p>-14,75</text:p>
          </table:table-cell>
          <table:table-cell office:value-type="float" office:value="-12.5" calcext:value-type="float">
            <text:p>-12,5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32:.I32]);2)" office:value-type="float" office:value="-14.08" calcext:value-type="float">
            <text:p>-14,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number-columns-repeated="2"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34:.E34]);2)" office:value-type="float" office:value="-115.33" calcext:value-type="float">
            <text:p>-115,33</text:p>
          </table:table-cell>
          <table:table-cell office:value-type="float" office:value="-14.75" calcext:value-type="float">
            <text:p>-14,75</text:p>
          </table:table-cell>
          <table:table-cell office:value-type="float" office:value="-15.75" calcext:value-type="float">
            <text:p>-15,75</text:p>
          </table:table-cell>
          <table:table-cell office:value-type="float" office:value="-14" calcext:value-type="float">
            <text:p>-14</text:p>
          </table:table-cell>
          <table:table-cell table:style-name="ce3" table:formula="of:=ROUND(AVERAGE([.G34:.I34]);2)" office:value-type="float" office:value="-14.83" calcext:value-type="float">
            <text:p>-14,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03" calcext:value-type="float">
            <text:p>-103</text:p>
          </table:table-cell>
          <table:table-cell office:value-type="float" office:value="-110" calcext:value-type="float">
            <text:p>-110</text:p>
          </table:table-cell>
          <table:table-cell office:value-type="float" office:value="-108" calcext:value-type="float">
            <text:p>-108</text:p>
          </table:table-cell>
          <table:table-cell table:style-name="ce3" table:formula="of:=ROUND(AVERAGE([.C35:.E35]);2)" office:value-type="float" office:value="-107" calcext:value-type="float">
            <text:p>-10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style-name="ce3" table:formula="of:=ROUND(AVERAGE([.G35:.I35]);2)" office:value-type="float" office:value="4.5" calcext:value-type="float">
            <text:p>4,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1" table:number-columns-repeated="8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-119" calcext:value-type="float">
            <text:p>-119</text:p>
          </table:table-cell>
          <table:table-cell table:style-name="ce3" table:formula="of:=ROUND(AVERAGE([.C41:.E41]);2)" office:value-type="float" office:value="-118.33" calcext:value-type="float">
            <text:p>-118,33</text:p>
          </table:table-cell>
          <table:table-cell office:value-type="float" office:value="-15.5" calcext:value-type="float">
            <text:p>-15,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table:style-name="ce3" table:formula="of:=ROUND(AVERAGE([.G41:.I41]);2)" office:value-type="float" office:value="-15.83" calcext:value-type="float">
            <text:p>-15,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8" calcext:value-type="float">
            <text:p>-118</text:p>
          </table:table-cell>
          <table:table-cell table:style-name="ce3" table:formula="of:=ROUND(AVERAGE([.C42:.E42]);2)" office:value-type="float" office:value="-119" calcext:value-type="float">
            <text:p>-119</text:p>
          </table:table-cell>
          <table:table-cell table:style-name="ce4" office:value-type="float" office:value="-8.5" calcext:value-type="float">
            <text:p>-8,5</text:p>
          </table:table-cell>
          <table:table-cell table:style-name="ce4" office:value-type="float" office:value="-16.2" calcext:value-type="float">
            <text:p>-16,2</text:p>
          </table:table-cell>
          <table:table-cell table:style-name="ce4" office:value-type="float" office:value="-10.8" calcext:value-type="float">
            <text:p>-10,8</text:p>
          </table:table-cell>
          <table:table-cell table:style-name="ce3" table:formula="of:=ROUND(AVERAGE([.G42:.I42]);2)" office:value-type="float" office:value="-11.83" calcext:value-type="float">
            <text:p>-11,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2" calcext:value-type="float">
            <text:p>-112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table:style-name="ce3" table:formula="of:=ROUND(AVERAGE([.C43:.E43]);2)" office:value-type="float" office:value="-112" calcext:value-type="float">
            <text:p>-112</text:p>
          </table:table-cell>
          <table:table-cell table:style-name="ce4" office:value-type="float" office:value="-4.2" calcext:value-type="float">
            <text:p>-4,2</text:p>
          </table:table-cell>
          <table:table-cell office:value-type="float" office:value="1.2" calcext:value-type="float">
            <text:p>1,2</text:p>
          </table:table-cell>
          <table:table-cell office:value-type="float" office:value="2.8" calcext:value-type="float">
            <text:p>2,8</text:p>
          </table:table-cell>
          <table:table-cell table:style-name="ce3" table:formula="of:=ROUND(AVERAGE([.G43:.I43]);2)" office:value-type="float" office:value="-0.07" calcext:value-type="float">
            <text:p>-0,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9" calcext:value-type="float">
            <text:p>-119</text:p>
          </table:table-cell>
          <table:table-cell office:value-type="float" office:value="-115" calcext:value-type="float">
            <text:p>-115</text:p>
          </table:table-cell>
          <table:table-cell office:value-type="float" office:value="-113" calcext:value-type="float">
            <text:p>-113</text:p>
          </table:table-cell>
          <table:table-cell table:style-name="ce3" table:formula="of:=ROUND(AVERAGE([.C44:.E44]);2)" office:value-type="float" office:value="-115.67" calcext:value-type="float">
            <text:p>-115,67</text:p>
          </table:table-cell>
          <table:table-cell office:value-type="float" office:value="-3" calcext:value-type="float">
            <text:p>-3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table:style-name="ce3" table:formula="of:=ROUND(AVERAGE([.G44:.I44]);2)" office:value-type="float" office:value="1.27" calcext:value-type="float">
            <text:p>1,2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a sftx = 2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52:.E52]);2)" office:value-type="float" office:value="-115.33" calcext:value-type="float">
            <text:p>-115,33</text:p>
          </table:table-cell>
          <table:table-cell office:value-type="float" office:value="-6" calcext:value-type="float">
            <text:p>-6</text:p>
          </table:table-cell>
          <table:table-cell office:value-type="float" office:value="-12.75" calcext:value-type="float">
            <text:p>-12,75</text:p>
          </table:table-cell>
          <table:table-cell office:value-type="float" office:value="-8.5" calcext:value-type="float">
            <text:p>-8,5</text:p>
          </table:table-cell>
          <table:table-cell table:style-name="ce3" table:formula="of:=ROUND(AVERAGE([.G52:.I52]);2)" office:value-type="float" office:value="-9.08" calcext:value-type="float">
            <text:p>-9,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5" calcext:value-type="float">
            <text:p>-105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53:.E53]);2)" office:value-type="float" office:value="-108.67" calcext:value-type="float">
            <text:p>-108,67</text:p>
          </table:table-cell>
          <table:table-cell office:value-type="float" office:value="2.75" calcext:value-type="float">
            <text:p>2,75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,75</text:p>
          </table:table-cell>
          <table:table-cell table:style-name="ce3" table:formula="of:=ROUND(AVERAGE([.G53:.I53]);2)" office:value-type="float" office:value="3.83" calcext:value-type="float">
            <text:p>3,8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4" office:value-type="float" office:value="-119" calcext:value-type="float">
            <text:p>-119</text:p>
          </table:table-cell>
          <table:table-cell table:style-name="ce4" office:value-type="float" office:value="-120" calcext:value-type="float">
            <text:p>-120</text:p>
          </table:table-cell>
          <table:table-cell table:style-name="ce4" office:value-type="float" office:value="-119" calcext:value-type="float">
            <text:p>-119</text:p>
          </table:table-cell>
          <table:table-cell table:style-name="ce3" table:formula="of:=ROUND(AVERAGE([.C60:.E60]);2)" office:value-type="float" office:value="-119.33" calcext:value-type="float">
            <text:p>-119,33</text:p>
          </table:table-cell>
          <table:table-cell table:style-name="ce4" office:value-type="float" office:value="-12.2" calcext:value-type="float">
            <text:p>-12,2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9.2" calcext:value-type="float">
            <text:p>-9,2</text:p>
          </table:table-cell>
          <table:table-cell table:style-name="ce3" table:formula="of:=ROUND(AVERAGE([.G60:.I60]);2)" office:value-type="float" office:value="-11.8" calcext:value-type="float">
            <text:p>-11,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table:style-name="ce4" office:value-type="float" office:value="-115" calcext:value-type="float">
            <text:p>-115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1:.E61]);2)" office:value-type="float" office:value="-113.67" calcext:value-type="float">
            <text:p>-113,67</text:p>
          </table:table-cell>
          <table:table-cell office:value-type="float" office:value="0.2" calcext:value-type="float">
            <text:p>0,2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table:style-name="ce3" table:formula="of:=ROUND(AVERAGE([.G61:.I61]);2)" office:value-type="float" office:value="-1.43" calcext:value-type="float">
            <text:p>-1,4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3" calcext:value-type="float">
            <text:p>-113</text:p>
          </table:table-cell>
          <table:table-cell office:value-type="float" office:value="-119" calcext:value-type="float">
            <text:p>-119</text:p>
          </table:table-cell>
          <table:table-cell office:value-type="float" office:value="-114" calcext:value-type="float">
            <text:p>-114</text:p>
          </table:table-cell>
          <table:table-cell table:style-name="ce3" table:formula="of:=ROUND(AVERAGE([.C62:.E62]);2)" office:value-type="float" office:value="-115.33" calcext:value-type="float">
            <text:p>-115,33</text:p>
          </table:table-cell>
          <table:table-cell office:value-type="float" office:value="1.5" calcext:value-type="float">
            <text:p>1,5</text:p>
          </table:table-cell>
          <table:table-cell office:value-type="float" office:value="-5" calcext:value-type="float">
            <text:p>-5</text:p>
          </table:table-cell>
          <table:table-cell office:value-type="float" office:value="2.8" calcext:value-type="float">
            <text:p>2,8</text:p>
          </table:table-cell>
          <table:table-cell table:style-name="ce3" table:formula="of:=ROUND(AVERAGE([.G62:.I62]);2)" office:value-type="float" office:value="-0.23" calcext:value-type="float">
            <text:p>-0,2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table:number-columns-repeated="2" office:value-type="float" office:value="-113" calcext:value-type="float">
            <text:p>-113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68:.E68]);2)" office:value-type="float" office:value="-113.67" calcext:value-type="float">
            <text:p>-113,67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,25</text:p>
          </table:table-cell>
          <table:table-cell table:style-name="ce3" table:formula="of:=ROUND(AVERAGE([.G68:.I68]);2)" office:value-type="float" office:value="1.08" calcext:value-type="float">
            <text:p>1,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17" calcext:value-type="float">
            <text:p>-117</text:p>
          </table:table-cell>
          <table:table-cell office:value-type="float" office:value="-116" calcext:value-type="float">
            <text:p>-116</text:p>
          </table:table-cell>
          <table:table-cell office:value-type="float" office:value="-117" calcext:value-type="float">
            <text:p>-117</text:p>
          </table:table-cell>
          <table:table-cell table:style-name="ce3" table:formula="of:=ROUND(AVERAGE([.C73:.E73]);2)" office:value-type="float" office:value="-116.67" calcext:value-type="float">
            <text:p>-116,67</text:p>
          </table:table-cell>
          <table:table-cell office:value-type="float" office:value="-11.5" calcext:value-type="float">
            <text:p>-11,5</text:p>
          </table:table-cell>
          <table:table-cell office:value-type="float" office:value="-10.75" calcext:value-type="float">
            <text:p>-10,75</text:p>
          </table:table-cell>
          <table:table-cell office:value-type="float" office:value="-12.25" calcext:value-type="float">
            <text:p>-12,25</text:p>
          </table:table-cell>
          <table:table-cell table:style-name="ce3" table:formula="of:=ROUND(AVERAGE([.G73:.I73]);2)" office:value-type="float" office:value="-11.5" calcext:value-type="float">
            <text:p>-11,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1" calcext:value-type="float">
            <text:p>-111</text:p>
          </table:table-cell>
          <table:table-cell office:value-type="float" office:value="-107" calcext:value-type="float">
            <text:p>-107</text:p>
          </table:table-cell>
          <table:table-cell office:value-type="float" office:value="-110" calcext:value-type="float">
            <text:p>-110</text:p>
          </table:table-cell>
          <table:table-cell table:style-name="ce3" table:formula="of:=ROUND(AVERAGE([.C74:.E74]);2)" office:value-type="float" office:value="-109.33" calcext:value-type="float">
            <text:p>-109,33</text:p>
          </table:table-cell>
          <table:table-cell office:value-type="float" office:value="6.75" calcext:value-type="float">
            <text:p>6,75</text:p>
          </table:table-cell>
          <table:table-cell office:value-type="float" office:value="5.25" calcext:value-type="float">
            <text:p>5,25</text:p>
          </table:table-cell>
          <table:table-cell office:value-type="float" office:value="5" calcext:value-type="float">
            <text:p>5</text:p>
          </table:table-cell>
          <table:table-cell table:style-name="ce3" table:formula="of:=ROUND(AVERAGE([.G74:.I74]);2)" office:value-type="float" office:value="5.67" calcext:value-type="float">
            <text:p>5,67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ua</text:p>
          </table:table-cell>
          <table:table-cell office:value-type="float" office:value="-95" calcext:value-type="float">
            <text:p>-95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style-name="ce3" table:formula="of:=ROUND(AVERAGE([.C79:.E79]);2)" office:value-type="float" office:value="-95.33" calcext:value-type="float">
            <text:p>-95,33</text:p>
          </table:table-cell>
          <table:table-cell office:value-type="float" office:value="12.5" calcext:value-type="float">
            <text:p>12,5</text:p>
          </table:table-cell>
          <table:table-cell office:value-type="float" office:value="11.5" calcext:value-type="float">
            <text:p>11,5</text:p>
          </table:table-cell>
          <table:table-cell office:value-type="float" office:value="8.8" calcext:value-type="float">
            <text:p>8,8</text:p>
          </table:table-cell>
          <table:table-cell table:style-name="ce3" table:formula="of:=ROUND(AVERAGE([.G79:.I79]);2)" office:value-type="float" office:value="10.93" calcext:value-type="float">
            <text:p>10,9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tail Park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arque das Exposições</text:p>
          </table:table-cell>
          <table:table-cell table:style-name="ce4" office:value-type="float" office:value="-119" calcext:value-type="float">
            <text:p>-119</text:p>
          </table:table-cell>
          <table:table-cell office:value-type="float" office:value="-119" calcext:value-type="float">
            <text:p>-119</text:p>
          </table:table-cell>
          <table:table-cell office:value-type="float" office:value="-118" calcext:value-type="float">
            <text:p>-118</text:p>
          </table:table-cell>
          <table:table-cell table:style-name="ce3" table:formula="of:=ROUND(AVERAGE([.C81:.E81]);2)" office:value-type="float" office:value="-118.67" calcext:value-type="float">
            <text:p>-118,67</text:p>
          </table:table-cell>
          <table:table-cell table:style-name="ce4" office:value-type="float" office:value="-5.5" calcext:value-type="float">
            <text:p>-5,5</text:p>
          </table:table-cell>
          <table:table-cell office:value-type="float" office:value="-6.2" calcext:value-type="float">
            <text:p>-6,2</text:p>
          </table:table-cell>
          <table:table-cell office:value-type="float" office:value="-6.8" calcext:value-type="float">
            <text:p>-6,8</text:p>
          </table:table-cell>
          <table:table-cell table:style-name="ce3" table:formula="of:=ROUND(AVERAGE([.G81:.I81]);2)" office:value-type="float" office:value="-6.17" calcext:value-type="float">
            <text:p>-6,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na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João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sa Avós</text:p>
          </table:table-cell>
          <table:table-cell office:value-type="float" office:value="-121" calcext:value-type="float">
            <text:p>-121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84:.E84]);2)" office:value-type="float" office:value="-117.33" calcext:value-type="float">
            <text:p>-117,33</text:p>
          </table:table-cell>
          <table:table-cell office:value-type="float" office:value="-1.2" calcext:value-type="float">
            <text:p>-1,2</text:p>
          </table:table-cell>
          <table:table-cell office:value-type="float" office:value="-0.5" calcext:value-type="float">
            <text:p>-0,5</text:p>
          </table:table-cell>
          <table:table-cell office:value-type="float" office:value="-1.2" calcext:value-type="float">
            <text:p>-1,2</text:p>
          </table:table-cell>
          <table:table-cell table:style-name="ce3" table:formula="of:=ROUND(AVERAGE([.G84:.I84]);2)" office:value-type="float" office:value="-0.97" calcext:value-type="float">
            <text:p>-0,9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20" calcext:value-type="float">
            <text:p>-120</text:p>
          </table:table-cell>
          <table:table-cell office:value-type="float" office:value="-115" calcext:value-type="float">
            <text:p>-115</text:p>
          </table:table-cell>
          <table:table-cell office:value-type="float" office:value="-120" calcext:value-type="float">
            <text:p>-120</text:p>
          </table:table-cell>
          <table:table-cell table:style-name="ce3" table:formula="of:=ROUND(AVERAGE([.C85:.E85]);2)" office:value-type="float" office:value="-118.33" calcext:value-type="float">
            <text:p>-118,33</text:p>
          </table:table-cell>
          <table:table-cell office:value-type="float" office:value="-2.2" calcext:value-type="float">
            <text:p>-2,2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,2</text:p>
          </table:table-cell>
          <table:table-cell table:style-name="ce3" table:formula="of:=ROUND(AVERAGE([.G85:.I85]);2)" office:value-type="float" office:value="-2.13" calcext:value-type="float">
            <text:p>-2,1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a sftx = 5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2-gateway-edificio3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Não há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table:number-columns-repeated="2" office:value-type="float" office:value="-108" calcext:value-type="float">
            <text:p>-108</text:p>
          </table:table-cell>
          <table:table-cell office:value-type="float" office:value="-109" calcext:value-type="float">
            <text:p>-109</text:p>
          </table:table-cell>
          <table:table-cell table:style-name="ce3" table:formula="of:=ROUND(AVERAGE([.C92:.E92]);2)" office:value-type="float" office:value="-108.33" calcext:value-type="float">
            <text:p>-108,33</text:p>
          </table:table-cell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4.25" calcext:value-type="float">
            <text:p>4,25</text:p>
          </table:table-cell>
          <table:table-cell table:style-name="ce3" table:formula="of:=ROUND(AVERAGE([.G92:.I92]);2)" office:value-type="float" office:value="4.92" calcext:value-type="float">
            <text:p>4,92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8" table:number-rows-spanned="1">
            <text:p>ua1-gateway-deposito-agua</text:p>
          </table:table-cell>
          <table:covered-table-cell table:number-columns-repeated="7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RSSI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SNR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I</text:p>
          </table:table-cell>
          <table:table-cell office:value-type="float" office:value="-113" calcext:value-type="float">
            <text:p>-113</text:p>
          </table:table-cell>
          <table:table-cell office:value-type="float" office:value="-111" calcext:value-type="float">
            <text:p>-111</text:p>
          </table:table-cell>
          <table:table-cell office:value-type="float" office:value="-115" calcext:value-type="float">
            <text:p>-115</text:p>
          </table:table-cell>
          <table:table-cell table:style-name="ce3" table:formula="of:=ROUND(AVERAGE([.C99:.E99]);2)" office:value-type="float" office:value="-113" calcext:value-type="float">
            <text:p>-113</text:p>
          </table:table-cell>
          <table:table-cell office:value-type="float" office:value="1.75" calcext:value-type="float">
            <text:p>1,75</text:p>
          </table:table-cell>
          <table:table-cell office:value-type="float" office:value="0.75" calcext:value-type="float">
            <text:p>0,75</text:p>
          </table:table-cell>
          <table:table-cell office:value-type="float" office:value="-1.25" calcext:value-type="float">
            <text:p>-1,25</text:p>
          </table:table-cell>
          <table:table-cell table:style-name="ce3" table:formula="of:=ROUND(AVERAGE([.G99:.I99]);2)" office:value-type="float" office:value="0.42" calcext:value-type="float">
            <text:p>0,4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quario</text:p>
          </table:table-cell>
          <table:table-cell office:value-type="float" office:value="-118" calcext:value-type="float">
            <text:p>-118</text:p>
          </table:table-cell>
          <table:table-cell office:value-type="float" office:value="-115" calcext:value-type="float">
            <text:p>-115</text:p>
          </table:table-cell>
          <table:table-cell office:value-type="float" office:value="-116" calcext:value-type="float">
            <text:p>-116</text:p>
          </table:table-cell>
          <table:table-cell table:style-name="ce3" table:formula="of:=ROUND(AVERAGE([.C100:.E100]);2)" office:value-type="float" office:value="-116.33" calcext:value-type="float">
            <text:p>-116,33</text:p>
          </table:table-cell>
          <table:table-cell office:value-type="float" office:value="-1.5" calcext:value-type="float">
            <text:p>-1,5</text:p>
          </table:table-cell>
          <table:table-cell office:value-type="float" office:value="-0.5" calcext:value-type="float">
            <text:p>-0,5</text:p>
          </table:table-cell>
          <table:table-cell office:value-type="float" office:value="-1.2" calcext:value-type="float">
            <text:p>-1,2</text:p>
          </table:table-cell>
          <table:table-cell table:style-name="ce3" table:formula="of:=ROUND(AVERAGE([.G100:.I100]);2)" office:value-type="float" office:value="-1.07" calcext:value-type="float">
            <text:p>-1,0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-00-0000</text:date>, <text:time style:data-style-name="N2" text:time-value="11:10:21.287299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João Ferreira</meta:initial-creator>
    <meta:creation-date>2022-01-18T14:17:37Z</meta:creation-date>
    <dc:date>2022-01-30T11:20:57.980801864</dc:date>
    <meta:editing-cycles>4</meta:editing-cycles>
    <meta:editing-duration>PT14M19S</meta:editing-duration>
    <meta:document-statistic meta:table-count="1" meta:cell-count="432" meta:object-count="0"/>
  </office:meta>
</office:document-meta>
</file>